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center" style:justify-single-word="false"/>
      <style:text-properties fo:color="#000080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low Need to follow</text:p>
      <text:p text:style-name="Standard"/>
      <text:p text:style-name="Standard"/>
      <text:list xml:id="list18063214731" text:style-name="L1">
        <text:list-item>
          <text:p text:style-name="P2">Goto the <text:s/>document Kernel_Image_build_procedure to follow to build a kernel image.</text:p>
        </text:list-item>
        <text:list-item>
          <text:p text:style-name="P2">Untar the Rootfs from IMX6 source to sdcard </text:p>
        </text:list-item>
      </text:list>
      <text:p text:style-name="Standard"/>
      <text:p text:style-name="Standard">#tar -xzvf /&lt;example:home/IMX6/Binary/Linux/rootfs.tar.gz&gt;</text:p>
      <text:p text:style-name="Standard"/>
      <text:list xml:id="list677626098" text:continue-numbering="true" text:style-name="L1">
        <text:list-item>
          <text:p text:style-name="P2">Copy the firmware(sd8787_uapsta.bin) from FwImage to the board Rootfs file inside sdcard</text:p>
        </text:list-item>
      </text:list>
      <text:p text:style-name="Standard"/>
      <text:p text:style-name="Standard">cp /&lt;example:home/TY_source/FwImage/ sd8787_uapsta.bin /&lt;path to sdcard&gt;/lib/firmware/mrvl/</text:p>
      <text:p text:style-name="Standard">(if mrvl directory is not there then create a directory and copy to that directory.)</text:p>
      <text:p text:style-name="Standard"/>
      <text:list xml:id="list732189134" text:style-name="L2">
        <text:list-item>
          <text:p text:style-name="P3">Copy (Patch_for_Wifi_driver.patch) patch file </text:p>
        </text:list-item>
      </text:list>
      <text:p text:style-name="P1"/>
      <text:p text:style-name="P1">cp /&lt;Path_to_Patch&gt;/ Patch_for_Wifi_driver.patch /&lt;example:home/IMX6/Linux/Kernel&gt;/.</text:p>
      <text:list xml:id="list474759726" text:continue-numbering="true" text:style-name="L2">
        <text:list-header>
          <text:p text:style-name="P3"><text:s/></text:p>
        </text:list-header>
      </text:list>
      <text:list xml:id="list1131603259" text:continue-list="list677626098" text:style-name="L1">
        <text:list-item>
          <text:p text:style-name="P2">Goto the document Wifi_Driver_Build_Procedure and follow the procedure to build driver.</text:p>
        </text:list-item>
        <text:list-item>
          <text:p text:style-name="P2">Build driver sd8xxx.ko and mlan.ko copied to sdcard.</text:p>
        </text:list-item>
        <text:list-item>
          <text:p text:style-name="P2">Goto document Wifi_Debug_Procedure and follow the procedure to debug and compile the wifi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 </meta:initial-creator>
    <meta:creation-date>2015-04-08T13:23:13</meta:creation-date>
    <dc:date>1980-01-04T07:00:44</dc:date>
    <dc:creator>MANOJ </dc:creator>
    <meta:editing-duration>PT2M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07" meta:character-count="834" meta:non-whitespace-character-count="743"/>
  </office:meta>
</office:document-meta>
</file>